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fed8" officeooo:paragraph-rsid="0019f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pour le projet MC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8:09:22.377653249</meta:creation-date>
    <dc:date>2020-10-08T18:09:54.443343332</dc:date>
    <meta:editing-duration>PT32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6.4.6.2$Linux_X86_64 LibreOffice_project/40$Build-2</meta:generator>
  </office:meta>
</office:document-meta>
</file>